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5-05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4-04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3-10-12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3-04-03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2-10-14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2-04-0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1-10-0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0-10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2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8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1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8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7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3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0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2000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3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9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8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6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752090265601</text:p>
          </table:table-cell>
          <table:table-cell office:value-type="string" calcext:value-type="string">
            <text:p>15N06E04BAD1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